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5986in" table:align="left" fo:background-color="#f8f9fa">
        <style:background-image/>
      </style:table-properties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1.2861in"/>
    </style:style>
    <style:style style:name="Table1.C" style:family="table-column">
      <style:table-column-properties style:column-width="7.0618in"/>
    </style:style>
    <style:style style:name="Table1.A1" style:family="table-cell">
      <style:table-cell-properties style:vertical-align="middle" fo:padding="0.0194in" fo:border="0.05pt solid #a2a9b1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rsid="0008e0a2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  <style:text-properties officeooo:paragraph-rsid="00091a54"/>
    </style:style>
    <style:style style:name="P7" style:family="paragraph" style:parent-style-name="Text_20_body">
      <style:text-properties officeooo:rsid="0007c7bc" officeooo:paragraph-rsid="0007c7bc"/>
    </style:style>
    <style:style style:name="P8" style:family="paragraph" style:parent-style-name="Text_20_body">
      <style:text-properties officeooo:rsid="0008e0a2" officeooo:paragraph-rsid="0008e0a2"/>
    </style:style>
    <style:style style:name="T1" style:family="text">
      <style:text-properties fo:color="#0b0080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<text:a xlink:type="simple" xlink:href="https://en.wikipedia.org/wiki/Port_of_Shanghai" text:style-name="Internet_20_link" text:visited-style-name="Visited_20_Internet_20_Link"><text:span text:style-name="T1">Shanghai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<text:a xlink:type="simple" xlink:href="https://en.wikipedia.org/wiki/Port_of_Singapore" text:style-name="Internet_20_link" text:visited-style-name="Visited_20_Internet_20_Link"><text:span text:style-name="T1">Singapore</text:span></text:a></text:p>
          </table:table-cell>
          <table:table-cell table:style-name="Table1.A1" office:value-type="string">
            <text:p text:style-name="P1"><text:a xlink:type="simple" xlink:href="https://en.wikipedia.org/wiki/Singapore" text:style-name="Internet_20_link" text:visited-style-name="Visited_20_Internet_20_Link"><text:span text:style-name="T1">Singapore</text:span></text:a>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<text:a xlink:type="simple" xlink:href="https://en.wikipedia.org/wiki/Port_of_Shenzhen" text:style-name="Internet_20_link" text:visited-style-name="Visited_20_Internet_20_Link"><text:span text:style-name="T1">Shenzhen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<text:a xlink:type="simple" xlink:href="https://en.wikipedia.org/wiki/Port_of_Hong_Kong" text:style-name="Internet_20_link" text:visited-style-name="Visited_20_Internet_20_Link"><text:span text:style-name="T1">Hong Kong</text:span></text:a></text:p>
          </table:table-cell>
          <table:table-cell table:style-name="Table1.A1" office:value-type="string">
            <text:p text:style-name="P1"><text:a xlink:type="simple" xlink:href="https://en.wikipedia.org/wiki/Hong_Kong" text:style-name="Internet_20_link" text:visited-style-name="Visited_20_Internet_20_Link"><text:span text:style-name="T1">Hong Kong</text:span></text:a></text:p>
          </table:table-cell>
        </table:table-row>
        <table:table-row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<text:a xlink:type="simple" xlink:href="https://en.wikipedia.org/wiki/Port_of_Ningbo" text:style-name="Internet_20_link" text:visited-style-name="Visited_20_Internet_20_Link"><text:span text:style-name="T1">Ningbo-Zhoushan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<text:a xlink:type="simple" xlink:href="https://en.wikipedia.org/wiki/Port_of_Busan" text:style-name="Internet_20_link" text:visited-style-name="Visited_20_Internet_20_Link"><text:span text:style-name="T1">Busan</text:span></text:a></text:p>
          </table:table-cell>
          <table:table-cell table:style-name="Table1.A1" office:value-type="string">
            <text:p text:style-name="P1"><text:a xlink:type="simple" xlink:href="https://en.wikipedia.org/wiki/South_Korea" text:style-name="Internet_20_link" text:visited-style-name="Visited_20_Internet_20_Link"><text:span text:style-name="T1">South Korea</text:span></text:a></text:p>
          </table:table-cell>
        </table:table-row>
        <table:table-row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<text:a xlink:type="simple" xlink:href="https://en.wikipedia.org/wiki/Port_of_Qingdao" text:style-name="Internet_20_link" text:visited-style-name="Visited_20_Internet_20_Link"><text:span text:style-name="T1">Qingdao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<text:a xlink:type="simple" xlink:href="https://en.wikipedia.org/wiki/Port_of_Guangzhou" text:style-name="Internet_20_link" text:visited-style-name="Visited_20_Internet_20_Link"><text:span text:style-name="T1">Guangzhou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<text:a xlink:type="simple" xlink:href="https://en.wikipedia.org/wiki/Port_of_Jebel_Ali" text:style-name="Internet_20_link" text:visited-style-name="Visited_20_Internet_20_Link"><text:span text:style-name="T1">Jebel Ali (Dubai)</text:span></text:a></text:p>
          </table:table-cell>
          <table:table-cell table:style-name="Table1.A1" office:value-type="string">
            <text:p text:style-name="P1"><text:a xlink:type="simple" xlink:href="https://en.wikipedia.org/wiki/United_Arab_Emirates" text:style-name="Internet_20_link" text:visited-style-name="Visited_20_Internet_20_Link"><text:span text:style-name="T1">United Arab Emirates</text:span></text:a></text:p>
          </table:table-cell>
        </table:table-row>
        <table:table-row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<text:a xlink:type="simple" xlink:href="https://en.wikipedia.org/wiki/Port_of_Tianjin" text:style-name="Internet_20_link" text:visited-style-name="Visited_20_Internet_20_Link"><text:span text:style-name="T1">Tianjin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<text:a xlink:type="simple" xlink:href="https://en.wikipedia.org/wiki/Port_of_Rotterdam" text:style-name="Internet_20_link" text:visited-style-name="Visited_20_Internet_20_Link"><text:span text:style-name="T1">Rotterdam</text:span></text:a></text:p>
          </table:table-cell>
          <table:table-cell table:style-name="Table1.A1" office:value-type="string">
            <text:p text:style-name="P1"><text:a xlink:type="simple" xlink:href="https://en.wikipedia.org/wiki/Netherlands" text:style-name="Internet_20_link" text:visited-style-name="Visited_20_Internet_20_Link"><text:span text:style-name="T1">Netherlands</text:span></text:a></text:p>
          </table:table-cell>
        </table:table-row>
        <table:table-row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<text:a xlink:type="simple" xlink:href="https://en.wikipedia.org/wiki/Port_Klang" text:style-name="Internet_20_link" text:visited-style-name="Visited_20_Internet_20_Link"><text:span text:style-name="T1">Port Klang</text:span></text:a></text:p>
          </table:table-cell>
          <table:table-cell table:style-name="Table1.A1" office:value-type="string">
            <text:p text:style-name="P1"><text:a xlink:type="simple" xlink:href="https://en.wikipedia.org/wiki/Malaysia" text:style-name="Internet_20_link" text:visited-style-name="Visited_20_Internet_20_Link"><text:span text:style-name="T1">Malaysia</text:span></text:a></text:p>
          </table:table-cell>
        </table:table-row>
        <table:table-row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<text:a xlink:type="simple" xlink:href="https://en.wikipedia.org/wiki/Port_of_Kaohsiung" text:style-name="Internet_20_link" text:visited-style-name="Visited_20_Internet_20_Link"><text:span text:style-name="T1">Kaohsiung</text:span></text:a></text:p>
          </table:table-cell>
          <table:table-cell table:style-name="Table1.A1" office:value-type="string">
            <text:p text:style-name="P1"><text:a xlink:type="simple" xlink:href="https://en.wikipedia.org/wiki/Taiwan" text:style-name="Internet_20_link" text:visited-style-name="Visited_20_Internet_20_Link"><text:span text:style-name="T1">Taiwan</text:span></text:a></text:p>
          </table:table-cell>
        </table:table-row>
        <table:table-row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<text:a xlink:type="simple" xlink:href="https://en.wikipedia.org/wiki/Port_of_Dalian" text:style-name="Internet_20_link" text:visited-style-name="Visited_20_Internet_20_Link"><text:span text:style-name="T1">Dalian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<text:a xlink:type="simple" xlink:href="https://en.wikipedia.org/wiki/Hamburg_Harbour" text:style-name="Internet_20_link" text:visited-style-name="Visited_20_Internet_20_Link"><text:span text:style-name="T1">Hamburg</text:span></text:a></text:p>
          </table:table-cell>
          <table:table-cell table:style-name="Table1.A1" office:value-type="string">
            <text:p text:style-name="P1"><text:a xlink:type="simple" xlink:href="https://en.wikipedia.org/wiki/Germany" text:style-name="Internet_20_link" text:visited-style-name="Visited_20_Internet_20_Link"><text:span text:style-name="T1">Germany</text:span></text:a></text:p>
          </table:table-cell>
        </table:table-row>
        <table:table-row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<text:a xlink:type="simple" xlink:href="https://en.wikipedia.org/wiki/Port_of_Antwerp" text:style-name="Internet_20_link" text:visited-style-name="Visited_20_Internet_20_Link"><text:span text:style-name="T1">Antwerp</text:span></text:a></text:p>
          </table:table-cell>
          <table:table-cell table:style-name="Table1.A1" office:value-type="string">
            <text:p text:style-name="P1"><text:a xlink:type="simple" xlink:href="https://en.wikipedia.org/wiki/Belgium" text:style-name="Internet_20_link" text:visited-style-name="Visited_20_Internet_20_Link"><text:span text:style-name="T1">Belgium</text:span></text:a></text:p>
          </table:table-cell>
        </table:table-row>
        <table:table-row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<text:a xlink:type="simple" xlink:href="https://en.wikipedia.org/wiki/Port_of_Xiamen" text:style-name="Internet_20_link" text:visited-style-name="Visited_20_Internet_20_Link"><text:span text:style-name="T1">Xiamen</text:span></text:a></text:p>
          </table:table-cell>
          <table:table-cell table:style-name="Table1.A1" office:value-type="string">
            <text:p text:style-name="P1"><text:a xlink:type="simple" xlink:href="https://en.wikipedia.org/wiki/China" text:style-name="Internet_20_link" text:visited-style-name="Visited_20_Internet_20_Link"><text:span text:style-name="T1">China</text:span></text:a></text:p>
          </table:table-cell>
        </table:table-row>
        <table:table-row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<text:a xlink:type="simple" xlink:href="https://en.wikipedia.org/wiki/Port_of_Los_Angeles" text:style-name="Internet_20_link" text:visited-style-name="Visited_20_Internet_20_Link"><text:span text:style-name="T1">Los Angeles</text:span></text:a></text:p>
          </table:table-cell>
          <table:table-cell table:style-name="Table1.A1" office:value-type="string">
            <text:p text:style-name="P1"><text:a xlink:type="simple" xlink:href="https://en.wikipedia.org/wiki/United_States" text:style-name="Internet_20_link" text:visited-style-name="Visited_20_Internet_20_Link"><text:span text:style-name="T1">United States</text:span></text:a></text:p>
          </table:table-cell>
        </table:table-row>
        <table:table-row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1"><text:a xlink:type="simple" xlink:href="https://en.wikipedia.org/wiki/Tanjung_Pelepas" text:style-name="Internet_20_link" text:visited-style-name="Visited_20_Internet_20_Link"><text:span text:style-name="T1">Tanjung Pelepas</text:span></text:a></text:p>
          </table:table-cell>
          <table:table-cell table:style-name="Table1.A1" office:value-type="string">
            <text:p text:style-name="P1"><text:a xlink:type="simple" xlink:href="https://en.wikipedia.org/wiki/Malaysia" text:style-name="Internet_20_link" text:visited-style-name="Visited_20_Internet_20_Link"><text:span text:style-name="T1">Malaysia</text:span></text:a></text:p>
          </table:table-cell>
        </table:table-row>
        <table:table-row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<text:a xlink:type="simple" xlink:href="https://en.wikipedia.org/wiki/Port_of_Long_Beach" text:style-name="Internet_20_link" text:visited-style-name="Visited_20_Internet_20_Link"><text:span text:style-name="T1">Long Beach</text:span></text:a></text:p>
          </table:table-cell>
          <table:table-cell table:style-name="Table1.A1" office:value-type="string">
            <text:p text:style-name="P1"><text:a xlink:type="simple" xlink:href="https://en.wikipedia.org/wiki/United_States" text:style-name="Internet_20_link" text:visited-style-name="Visited_20_Internet_20_Link"><text:span text:style-name="T1">United States</text:span></text:a></text:p>
            <text:p text:style-name="P1"><text:span text:style-name="T1"/></text:p>
            <text:p text:style-name="P1"><text:span text:style-name="T1"/></text:p>
            <text:p text:style-name="P1"><text:span text:style-name="T1"/></text:p>
          </table:table-cell>
        </table:table-row>
      </table:table>
      <text:p text:style-name="Text_20_body"><text:line-break/></text:p>
      <text:p text:style-name="P8">Latitudes</text:p>
      <text:p text:style-name="P7">31.230416, 1.352083, 22.543096, 22.396428, 29.90162, 35.179554, 36.067108, 23.12911, 24.985715, 39.084158, 51.92442, 2.999852, 22.627278, 38.914003, 53.551085, 51.219448, 24.479834, 34.052234, 1.451501, 33.77005</text:p>
      <text:p text:style-name="P8">Longitudes</text:p>
      <text:p text:style-name="P8">121.473701, 103.819836, 114.057865, 14.109497, 121.988043, 129.075642, 120.382609, 113.264385, 55.02729, 117.200983, 4.477733, 101.39283, 120.301435, 121.614682, 9.993682, 4.402464, 118.089425, -118.243685, 103.597017, -118.193739</text:p>
      <text:p text:style-name="P8"/>
      <text:p text:style-name="P8"/>
      <text:p text:style-name="P4"/>
      <text:p text:style-name="Standard"/>
      <text:p text:style-name="P5"><text:soft-page-break/>0,2048.4303953852,654.0901451878,659.5632348065,83.8857827218,449.6669524084,294.7728183571,653.6449896814,3493.4626103551,515.1281865815,4831.1092451474,2035.2629305162,518.5307875447,460.3308811067,4611.9540837234,4860.2248503642,442.1370231621,5645.2255978074,2049.4186799399,5658.4484498253</text:p>
      <text:p text:style-name="P5">2048.4303953852,0,1400.1183786923,1393.5890579747,1997.0594505927,2466.5764250884,2271.3483737541,1412.8159520938,3160.260276438,2372.8598643141,5686.2578109849,175.8652625071,1594.3849780852,2449.6940298834,5475.7701193011,5695.198636016,1611.5497075227,7631.3066132232,14.6459389473,7642.6369042308</text:p>
      <text:p text:style-name="P5">654.0901451878,1400.1183786923,0,9.2271743823,613.4993942121,1091.8668281883,874.1958697843,56.2310057951,3226.4670835033,1003.2687728004,5029.9961220663,1381.3729068182,346.6881918739,1054.0256641387,4806.4474217767,5053.0122445773,250.6656024877,6294.8749832874,1400.35214921,6307.8485048523</text:p>
      <text:p text:style-name="P5">659.5632348065,1393.5890579747,9.2271743823,0,618.0778175265,1096.3718567945,881.3932822928,64.1533670058,3231.5431110281,1011.5231593883,5038.7874319789,1375.7411071566,344.243780973,1061.310650621,4815.2359762897,5061.7738989824,252.4600808849,6299.3816566019,1393.8934715808,6312.3282316227</text:p>
      <text:p text:style-name="P5">83.8857827218,1997.0594505927,613.4993942121,618.0778175265,0,478.3942617299,377.9793219231,619.7376447361,3536.4710832468,598.8183289151,4912.0535402958,1990.2201601136,444.5611986419,540.1379370572,4692.6087039266,4940.9655807183,385.5853321627,5681.376991883,1998.5563852541,5694.3581079404</text:p>
      <text:p text:style-name="P5">449.6669524084,2466.5764250884,1091.8668281883,1096.3718567945,478.3942617299,0,428.3827607785,1097.3232228827,3816.5569000218,615.2905734732,4837.1971263413,2465.8353473365,880.9605344537,422.2792024788,4625.8471274242,4870.1286915914,858.3224178812,5203.0167776692,2468.706199381,5215.9819563616</text:p>
      <text:p text:style-name="P5">294.7728183571,2271.3483737541,874.1958697843,881.3932822928,377.9793219231,428.3827607785,0,858.5404324595,3389.000104684,236.0186743396,4561.2100951929,2240.6114796646,804.3994585165,180.46295418,4343.7883711295,4591.402673949,703.6914960323,5480.6243914269,2270.9315416818,5494.5825015422</text:p>
      <text:p text:style-name="P5">653.6449896814,1412.8159520938,56.2310057951,64.1533670058,619.7376447361,1097.3232228827,858.5404324595,0,3174.9542267242,976.1879461961,4975.8110887281,1386.9400687909,391.0179752373,1037.2100772488,4752.2494008576,4998.6733289502,277.4891801726,6298.5966971007,1412.4623014467,6311.7556625097</text:p>
      <text:p text:style-name="P5">3493.4626103551,3160.260276438,3226.4670835033,3231.5431110281,3536.4710832468,3816.5569000218,3389.000104684,3174.9542267242,0,3218.1100813649,2797.8936607383,2984.6972930877,3558.5994001446,3424.5221218713,2638.8845666544,2789.6951882971,3411.2408195297,7252.5389894663,3145.7192743155,7269.0019386681</text:p>
      <text:p text:style-name="P5">515.1281865815,2372.8598643141,1003.2687728004,1011.5231593883,598.8183289151,615.2905734732,236.0186743396,976.1879461961,3218.1100813649,0,4325.815754545,2324.6983817164,997.9404024037,206.682687374,4108.1532507845,4355.8631664548,875.5779318758,5455.9713482937,2370.9928049236,5470.5675890769</text:p>
      <text:p text:style-name="P5">4831.1092451474,5686.2578109849,5029.9961220663,5038.7874319789,4912.0535402958,4837.1971263413,4561.2100951929,4975.8110887281,2797.8936607383,4325.815754545,0,5519.1984566625,5223.8475184365,4454.8598573452,223.5751608727,42.4449345562,5063.6710463858,4846.4747937041,5673.3718817524,4859.5354421586</text:p>
      <text:p text:style-name="P5">2035.2629305162,175.8652625071,1381.3729068182,1375.7411071566,1990.2201601136,2465.8353473365,2240.6114796646,1386.9400687909,2984.6972930877,2324.6983817164,5519.1984566625,0,1609.0489289114,2416.1896536196,5309.9850257746,5527.4864685203,1607.5273862588,7658.1931358323,161.4688494772,7670.312412799</text:p>
      <text:p text:style-name="P5"><text:soft-page-break/>518.5307875447,1594.3849780852,346.6881918739,344.243780973,444.5611986419,880.9605344537,804.3994585165,391.0179752373,3558.5994001446,997.9404024037,5223.8475184365,1609.0489289114,0,977.3248004048,5001.3732906063,5249.7546031431,164.7484623197,6049.1442090807,1597.493106047,6061.275966069</text:p>
      <text:p text:style-name="P5">460.3308811067,2449.6940298834,1054.0256641387,1061.310650621,540.1379370572,422.2792024788,180.46295418,1037.2100772488,3424.5221218713,206.682687374,4454.8598573452,2416.1896536196,977.3248004048,0,4239.9689442904,4486.3319080203,882.6401494602,5318.8897417344,2449.0879019152,5333.0735197757</text:p>
      <text:p text:style-name="P5">4611.9540837234,5475.7701193011,4806.4474217767,4815.2359762897,4692.6087039266,4625.8471274242,4343.7883711295,4752.2494008576,2638.8845666544,4108.1532507845,223.5751608727,5309.9850257746,5001.3732906063,4239.9689442904,0,248.6415900739,4840.9642893986,4912.2621158892,5463.0404503273,4925.9867746013</text:p>
      <text:p text:style-name="P5">4860.2248503642,5695.198636016,5053.0122445773,5061.7738989824,4940.9655807183,4870.1286915914,4591.402673949,4998.6733289502,2789.6951882971,4355.8631664548,42.4449345562,5527.4864685203,5249.7546031431,4486.3319080203,248.6415900739,0,5089.2071640308,4874.4826159863,5682.2294006281,4887.4393956506</text:p>
      <text:p text:style-name="P5">442.1370231621,1611.5497075227,250.6656024877,252.4600808849,385.5853321627,858.3224178812,703.6914960323,277.4891801726,3411.2408195297,875.5779318758,5063.6710463858,1607.5273862588,164.7484623197,882.6401494602,4840.9642893986,5089.2071640308,0,6057.7359520392,1613.1254332206,6070.4381166934</text:p>
      <text:p text:style-name="P5">5645.2255978074,7631.3066132232,6294.8749832874,6299.3816566019,5681.376991883,5203.0167776692,5480.6243914269,6298.5966971007,7252.5389894663,5455.9713482937,4846.4747937041,7658.1931358323,6049.1442090807,5318.8897417344,4912.2621158892,4874.4826159863,6057.7359520392,0,7636.304680165,17.0837240382</text:p>
      <text:p text:style-name="P5">2049.4186799399,14.6459389473,1400.35214921,1393.8934715808,1998.5563852541,2468.706199381,2270.9315416818,1412.4623014467,3145.7192743155,2370.9928049236,5673.3718817524,161.4688494772,1597.493106047,2449.0879019152,5463.0404503273,5682.2294006281,1613.1254332206,7636.304680165,0,7647.6990057297</text:p>
      <text:p text:style-name="P5">5658.4484498253,7642.6369042308,6307.8485048523,6312.3282316227,5694.3581079404,5215.9819563616,5494.5825015422,6311.7556625097,7269.0019386681,5470.5675890769,4859.5354421586,7670.312412799,6061.275966069,5333.0735197757,4925.9867746013,4887.4393956506,6070.4381166934,17.0837240382,7647.6990057297,0</text:p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0:43:02.165674301</meta:creation-date>
    <dc:date>2017-01-11T16:55:19.005541814</dc:date>
    <meta:editing-duration>PT5H17M40S</meta:editing-duration>
    <meta:editing-cycles>1</meta:editing-cycles>
    <meta:document-statistic meta:table-count="1" meta:image-count="0" meta:object-count="0" meta:page-count="3" meta:paragraph-count="85" meta:word-count="135" meta:character-count="1113" meta:non-whitespace-character-count="1061"/>
    <meta:generator>LibreOffice/5.1.4.2$Linux_X86_64 LibreOffice_project/10m0$Build-2</meta:generator>
  </office:meta>
</office:document-meta>
</file>